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verse a String</text:p>
      <text:p text:style-name="Standard"/>
      <text:p text:style-name="Standard">function reverseString(str) {</text:p>
      <text:p text:style-name="Standard"><text:s text:c="2"/>var theArray = str.split('');</text:p>
      <text:p text:style-name="Standard"><text:s text:c="2"/>var newArray = theArray.reverse();</text:p>
      <text:p text:style-name="Standard"><text:s text:c="2"/>str = newArray.join("");</text:p>
      <text:p text:style-name="Standard"><text:s text:c="2"/>return str;</text:p>
      <text:p text:style-name="Standard">}</text:p>
      <text:p text:style-name="Standard"/>
      <text:p text:style-name="Standard">reverseString("hello", "");</text:p>
      <text:p text:style-name="Standard"/>
      <text:p text:style-name="Standard">=========================================================================</text:p>
      <text:p text:style-name="Standard"/>
      <text:p text:style-name="Standard">Notes:</text:p>
      <text:p text:style-name="Standard"/>
      <text:p text:style-name="Standard">command + option + j opens up command console.log</text:p>
      <text:p text:style-name="Standard"/>
      <text:p text:style-name="Standard">7 + 7 + "Welcome" = "14Welcome"</text:p>
      <text:p text:style-name="Standard"/>
      <text:p text:style-name="Standard">"Welcome" + 7 + 7 = "Welcome77"</text:p>
      <text:p text:style-name="Standard"/>
      <text:p text:style-name="Standard">"Welcome" + ( 7 + 7 ) = "Welcome14"</text:p>
      <text:p text:style-name="Standard"/>
      <text:p text:style-name="Standard">!== is the not equal val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n Camacho</meta:initial-creator>
    <meta:creation-date>2016-04-24T10:40:01</meta:creation-date>
    <dc:date>2016-04-24T11:20:23</dc:date>
    <dc:creator>Adan Camacho</dc:creator>
    <meta:editing-duration>PT40M22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15" meta:word-count="62" meta:character-count="430"/>
  </office:meta>
</office:document-meta>
</file>